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6pt" style:font-name-asian="Arial" style:font-size-asian="16pt" style:font-name-complex="Arial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1" fo:font-size="8pt" style:font-name-asian="Arial" style:font-size-asian="8pt" style:font-name-complex="Arial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2pt" style:font-name-asian="Arial" style:font-size-asian="12pt" style:font-name-complex="Arial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8" office:value-type="string" calcext:value-type="string">
            <text:p>Mens. 08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8" office:value-type="string" calcext:value-type="string">
            <text:p>Mens. 09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8" office:value-type="string" calcext:value-type="string">
            <text:p>Mens. 10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6-01-09" calcext:value-type="date">
            <text:p>09/01/2026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8" office:value-type="string" calcext:value-type="string">
            <text:p>Mens. 1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6]-[.F6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8" office:value-type="string" calcext:value-type="string">
            <text:p>Mens. 1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7]-[.F7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8" office:value-type="string" calcext:value-type="string">
            <text:p>Mens. 01/2026 (A.C.)</text:p>
          </table:table-cell>
          <table:table-cell table:style-name="ce43" office:value-type="float" office:value="490" calcext:value-type="float">
            <text:p>49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8]-[.F8]" office:value-type="float" office:value="490" calcext:value-type="float">
            <text:p>49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8])" office:value-type="float" office:value="1430" calcext:value-type="float">
            <text:p>1.43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2">
          <table:table-cell table:number-columns-repeated="64"/>
        </table:table-row>
        <table:table-row table:style-name="ro7" table:number-rows-repeated="9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/>
    <style:font-face style:name="Arial1" svg:font-family="Arial" style:font-family-generic="swiss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9.3102055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9.311453596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2-02T14:29:49.614029617</dc:date>
    <meta:editing-cycles>676</meta:editing-cycles>
    <meta:editing-duration>PT5H2M38S</meta:editing-duration>
    <meta:print-date>2021-02-03T09:46:26.067873642</meta:print-date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